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2000000F000001E8000001D48FD40BEB.svm" manifest:media-type=""/>
  <manifest:file-entry manifest:full-path="Pictures/2000000F0000020D000001D4C73554CE.svm" manifest:media-type=""/>
  <manifest:file-entry manifest:full-path="Pictures/200000160000035800000214114391D2.svm" manifest:media-type=""/>
  <manifest:file-entry manifest:full-path="Pictures/2000000F000001F3000001D4059CC3F8.svm" manifest:media-type=""/>
  <manifest:file-entry manifest:full-path="styles.xml" manifest:media-type="text/xml"/>
  <manifest:file-entry manifest:full-path="settings.xml" manifest:media-type="text/xml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2" style:family="paragraph" style:parent-style-name="Standard">
      <style:text-properties style:font-name="Liberation Serif" officeooo:paragraph-rsid="00bdcf61"/>
    </style:style>
    <style:style style:name="P13" style:family="paragraph" style:parent-style-name="Standard">
      <style:text-properties style:font-name="Liberation Serif" officeooo:paragraph-rsid="00c4981c"/>
    </style:style>
    <style:style style:name="P14" style:family="paragraph" style:parent-style-name="Standard">
      <style:text-properties style:font-name="Liberation Serif" officeooo:rsid="00ce4881" officeooo:paragraph-rsid="00ce4881"/>
    </style:style>
    <style:style style:name="P15" style:family="paragraph" style:parent-style-name="Standard">
      <style:text-properties style:font-name="Liberation Serif" officeooo:rsid="00d074df" officeooo:paragraph-rsid="00d074df"/>
    </style:style>
    <style:style style:name="P16" style:family="paragraph" style:parent-style-name="Standard">
      <style:text-properties style:font-name="Liberation Serif" fo:font-style="normal" fo:font-weight="bold" officeooo:rsid="000511a6" officeooo:paragraph-rsid="00cc74c2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Liberation Serif" fo:font-style="normal" fo:font-weight="bold" officeooo:rsid="00bdcf61" officeooo:paragraph-rsid="00d18205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Liberation Serif" fo:font-style="normal" fo:font-weight="bold" officeooo:rsid="00c4981c" officeooo:paragraph-rsid="00c4981c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Liberation Serif" fo:font-style="normal" fo:font-weight="bold" officeooo:rsid="00c73a42" officeooo:paragraph-rsid="00c73a42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Liberation Serif" fo:font-style="normal" fo:font-weight="bold" officeooo:rsid="00c73a42" officeooo:paragraph-rsid="00c7ac43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Liberation Serif" fo:font-style="normal" fo:font-weight="bold" officeooo:rsid="004608e5" officeooo:paragraph-rsid="00cc74c2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erif" fo:font-style="normal" fo:font-weight="bold" officeooo:rsid="00cd387f" officeooo:paragraph-rsid="00cd387f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Liberation Serif" fo:font-style="normal" fo:font-weight="normal" officeooo:rsid="00c73a42" officeooo:paragraph-rsid="00c73a4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fo:font-weight="normal" officeooo:rsid="00c7ac43" officeooo:paragraph-rsid="00c7ac4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fo:font-weight="normal" officeooo:rsid="00bfed5b" officeooo:paragraph-rsid="00bfed5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tyle="normal" fo:font-weight="normal" officeooo:rsid="00bfed5b" officeooo:paragraph-rsid="00d18205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fo:font-weight="normal" officeooo:rsid="00d735c1" officeooo:paragraph-rsid="00d735c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" fo:font-style="normal" fo:font-weight="normal" officeooo:rsid="00cd387f" officeooo:paragraph-rsid="00d735c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Liberation Serif" fo:font-style="normal" fo:font-weight="normal" officeooo:rsid="00d7515e" officeooo:paragraph-rsid="00d735c1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Liberation Serif" fo:font-style="normal" fo:font-weight="normal" officeooo:rsid="00d7515e" officeooo:paragraph-rsid="00d7515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style:font-name="Liberation Serif" fo:font-size="12pt" fo:font-style="normal" fo:font-weight="normal" officeooo:rsid="00bf82b2" officeooo:paragraph-rsid="00c4981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bfed5b" officeooo:paragraph-rsid="00d074d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officeooo:rsid="00cc74c2" officeooo:paragraph-rsid="00d2f935"/>
    </style:style>
    <style:style style:name="P36" style:family="paragraph" style:parent-style-name="Standard">
      <style:text-properties officeooo:paragraph-rsid="00bdcf61"/>
    </style:style>
    <style:style style:name="P37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cc74c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cc74c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Liberation Serif1" fo:font-style="normal" fo:font-weight="bold" officeooo:rsid="00d18205" officeooo:paragraph-rsid="00bdcf61" style:font-name-asian="Liberation Serif1" style:font-style-asian="normal" style:font-weight-asian="bold" style:font-name-complex="Liberation Serif1" style:font-style-complex="normal" style:font-weight-complex="bold"/>
    </style:style>
    <style:style style:name="P40" style:family="paragraph" style:parent-style-name="Standard">
      <style:text-properties officeooo:rsid="000511a6" officeooo:paragraph-rsid="00cc74c2"/>
    </style:style>
    <style:style style:name="P41" style:family="paragraph" style:parent-style-name="Standard">
      <style:text-properties officeooo:paragraph-rsid="00c4981c"/>
    </style:style>
    <style:style style:name="P42" style:family="paragraph" style:parent-style-name="Standard">
      <style:text-properties officeooo:rsid="00d074df" officeooo:paragraph-rsid="00d074df"/>
    </style:style>
    <style:style style:name="P43" style:family="paragraph" style:parent-style-name="Standard">
      <style:text-properties officeooo:paragraph-rsid="00cc74c2"/>
    </style:style>
    <style:style style:name="P44" style:family="paragraph" style:parent-style-name="Standard">
      <style:text-properties officeooo:paragraph-rsid="00d2f935"/>
    </style:style>
    <style:style style:name="P45" style:family="paragraph" style:parent-style-name="Standard">
      <style:text-properties officeooo:rsid="00d53b6d" officeooo:paragraph-rsid="00d53b6d"/>
    </style:style>
    <style:style style:name="P46" style:family="paragraph" style:parent-style-name="Footer">
      <style:text-properties style:font-name="Liberation Serif" officeooo:rsid="004f790c" officeooo:paragraph-rsid="004f790c"/>
    </style:style>
    <style:style style:name="P4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4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51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font-name="Liberation Serif1" fo:font-style="normal" fo:font-weight="normal" officeooo:rsid="00902c89" officeooo:paragraph-rsid="00bc4cd3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style:font-name="Liberation Serif1" fo:font-style="normal" fo:font-weight="normal" officeooo:rsid="0091e6f6" officeooo:paragraph-rsid="00bc4cd3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bc4cd3" style:font-name-asian="Liberation Serif1" style:font-style-asian="normal" style:font-weight-asian="normal" style:font-name-complex="Liberation Serif1" style:font-style-complex="normal" style:font-weight-complex="normal"/>
    </style:style>
    <style:style style:name="P55" style:family="paragraph" style:parent-style-name="Text_20_body">
      <style:text-properties style:font-name="Liberation Serif1" fo:font-style="normal" fo:font-weight="normal" officeooo:rsid="0056e3f7" officeooo:paragraph-rsid="00bc4cd3" style:font-name-asian="Liberation Serif1" style:font-style-asian="normal" style:font-weight-asian="normal" style:font-name-complex="Liberation Serif1" style:font-style-complex="normal" style:font-weight-complex="normal"/>
    </style:style>
    <style:style style:name="P56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57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58" style:family="paragraph" style:parent-style-name="Text_20_body">
      <style:paragraph-properties fo:line-height="150%"/>
      <style:text-properties style:font-name="Liberation Serif1" fo:font-style="normal" fo:font-weight="normal" officeooo:rsid="00a20e12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59" style:family="paragraph" style:parent-style-name="Text_20_body">
      <style:text-properties style:font-name="Liberation Serif1" officeooo:paragraph-rsid="00bdcf61"/>
    </style:style>
    <style:style style:name="P60" style:family="paragraph" style:parent-style-name="Text_20_body">
      <style:paragraph-properties fo:line-height="150%"/>
      <style:text-properties style:font-name="Liberation Serif1" officeooo:paragraph-rsid="00bdcf61"/>
    </style:style>
    <style:style style:name="P61" style:family="paragraph" style:parent-style-name="Standard">
      <style:paragraph-properties fo:break-before="page"/>
      <style:text-properties style:font-name="Liberation Serif" officeooo:rsid="00d074df" officeooo:paragraph-rsid="00d074df"/>
    </style:style>
    <style:style style:name="P62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break-before="page"/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break-before="page"/>
      <style:text-properties style:font-name="Liberation Serif" fo:font-style="normal" fo:font-weight="bold" officeooo:rsid="00cd387f" officeooo:paragraph-rsid="00cd387f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break-before="page"/>
      <style:text-properties officeooo:paragraph-rsid="00c4981c"/>
    </style:style>
    <style:style style:name="P66" style:family="paragraph" style:parent-style-name="Text_20_body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67" style:family="paragraph" style:parent-style-name="Table_20_Contents">
      <style:text-properties style:font-name="Liberation Serif" officeooo:rsid="0362634e" officeooo:paragraph-rsid="00bdcf61"/>
    </style:style>
    <style:style style:name="P68" style:family="paragraph" style:parent-style-name="Table_20_Contents">
      <style:text-properties style:font-name="Liberation Serif" officeooo:rsid="003d5a41" officeooo:paragraph-rsid="00bdcf61"/>
    </style:style>
    <style:style style:name="P69" style:family="paragraph" style:parent-style-name="Table_20_Contents">
      <style:text-properties style:font-name="Liberation Serif" officeooo:rsid="0364880b" officeooo:paragraph-rsid="00bdcf61"/>
    </style:style>
    <style:style style:name="P70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71" style:family="paragraph" style:parent-style-name="Table_20_Contents">
      <style:text-properties style:font-name="Liberation Serif" fo:font-size="11pt" fo:font-style="normal" fo:font-weight="normal" officeooo:rsid="00b83e9c" officeooo:paragraph-rsid="00bdcf61" style:font-size-asian="11pt" style:font-style-asian="normal" style:font-weight-asian="normal"/>
    </style:style>
    <style:style style:name="P72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73" style:family="paragraph" style:parent-style-name="Table_20_Contents">
      <style:text-properties style:font-name="Liberation Serif" officeooo:rsid="03638a15" officeooo:paragraph-rsid="00bdcf61"/>
    </style:style>
    <style:style style:name="P74" style:family="paragraph" style:parent-style-name="Table_20_Contents">
      <style:text-properties style:font-name="Liberation Serif" officeooo:rsid="00bc4cd3" officeooo:paragraph-rsid="00bdcf61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77" style:family="paragraph" style:parent-style-name="Table_20_Contents">
      <style:text-properties style:font-name="Liberation Serif" officeooo:rsid="03d125bb" officeooo:paragraph-rsid="00bdcf61"/>
    </style:style>
    <style:style style:name="P78" style:family="paragraph" style:parent-style-name="Table_20_Contents">
      <style:text-properties style:font-name="Liberation Serif" officeooo:paragraph-rsid="00bdcf61"/>
    </style:style>
    <style:style style:name="P79" style:family="paragraph" style:parent-style-name="Standard" style:list-style-name="L9">
      <style:text-properties officeooo:paragraph-rsid="00cc74c2"/>
    </style:style>
    <style:style style:name="P80" style:family="paragraph" style:parent-style-name="Standard" style:list-style-name="L9">
      <style:text-properties style:font-name="Liberation Serif" officeooo:rsid="004608e5" officeooo:paragraph-rsid="00cc74c2"/>
    </style:style>
    <style:style style:name="P81" style:family="paragraph" style:parent-style-name="Standard" style:list-style-name="L9">
      <style:text-properties style:font-name="Liberation Serif" officeooo:rsid="00d53b6d" officeooo:paragraph-rsid="00d53b6d"/>
    </style:style>
    <style:style style:name="P82" style:family="paragraph" style:parent-style-name="Standard"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83" style:family="paragraph" style:parent-style-name="Standard">
      <style:text-properties style:font-name="Liberation Serif" fo:font-weight="normal" officeooo:rsid="00d221b3" officeooo:paragraph-rsid="00d221b3" style:font-weight-asian="normal" style:font-weight-complex="normal"/>
    </style:style>
    <style:style style:name="P84" style:family="paragraph" style:parent-style-name="Standard">
      <style:text-properties style:font-name="Liberation Serif" fo:font-weight="normal" officeooo:rsid="00da32ab" officeooo:paragraph-rsid="00da32ab" style:font-weight-asian="normal" style:font-weight-complex="normal"/>
    </style:style>
    <style:style style:name="P85" style:family="paragraph" style:parent-style-name="Standard" style:list-style-name="L9">
      <style:text-properties officeooo:rsid="00d53b6d" officeooo:paragraph-rsid="00d53b6d"/>
    </style:style>
    <style:style style:name="P86" style:family="paragraph" style:parent-style-name="Standard" style:list-style-name="L9">
      <style:text-properties style:font-name="Liberation Serif1" officeooo:rsid="00d53b6d" officeooo:paragraph-rsid="00d53b6d" style:font-name-asian="Liberation Serif1" style:font-name-complex="Liberation Serif1"/>
    </style:style>
    <style:style style:name="P87" style:family="paragraph" style:parent-style-name="Standard" style:list-style-name="L10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88" style:family="paragraph" style:parent-style-name="Standard" style:list-style-name="L9">
      <style:text-properties officeooo:rsid="0049563a" officeooo:paragraph-rsid="00cc74c2"/>
    </style:style>
    <style:style style:name="P89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90" style:family="paragraph" style:parent-style-name="Text_20_body" style:list-style-name="L10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91" style:family="paragraph" style:parent-style-name="Text_20_body" style:list-style-name="L10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92" style:family="paragraph" style:parent-style-name="Text_20_body" style:list-style-name="L10">
      <style:text-properties style:font-name="Liberation Serif1" officeooo:paragraph-rsid="00bdcf61"/>
    </style:style>
    <style:style style:name="P93" style:family="paragraph" style:parent-style-name="Text_20_body" style:list-style-name="L10">
      <style:paragraph-properties fo:break-before="page"/>
      <style:text-properties style:font-name="Liberation Serif1" officeooo:paragraph-rsid="00bdcf61"/>
    </style:style>
    <style:style style:name="P94" style:family="paragraph">
      <style:paragraph-properties fo:text-align="start"/>
      <style:text-properties fo:font-size="18pt"/>
    </style:style>
    <style:style style:name="P95" style:family="paragraph">
      <style:paragraph-properties fo:text-align="start" style:writing-mode="lr-tb"/>
      <style:text-properties fo:font-size="18pt"/>
    </style:style>
    <style:style style:name="P9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in" fo:margin-right="0in" fo:margin-top="0in" fo:margin-bottom="0in" fo:line-height="100%" fo:text-indent="0in"/>
    </style:style>
    <style:style style:name="P9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text-align="center"/>
    </style:style>
    <style:style style:name="P10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officeooo:rsid="0057d772"/>
    </style:style>
    <style:style style:name="T11" style:family="text">
      <style:text-properties officeooo:rsid="005964ae" style:font-name-asian="Liberation Serif1" style:font-name-complex="Liberation Serif1"/>
    </style:style>
    <style:style style:name="T12" style:family="text">
      <style:text-properties officeooo:rsid="0057d772" style:font-name-asian="Liberation Serif1" style:font-name-complex="Liberation Serif1"/>
    </style:style>
    <style:style style:name="T13" style:family="text">
      <style:text-properties officeooo:rsid="0092c987" style:font-name-asian="Liberation Serif1" style:font-name-complex="Liberation Serif1"/>
    </style:style>
    <style:style style:name="T14" style:family="text">
      <style:text-properties style:text-position="sub 58%"/>
    </style:style>
    <style:style style:name="T15" style:family="text">
      <style:text-properties officeooo:rsid="0092c987" style:font-name-asian="Linux Libertine G" style:font-name-complex="Linux Libertine G"/>
    </style:style>
    <style:style style:name="T16" style:family="text">
      <style:text-properties officeooo:rsid="00d18205" style:font-name-asian="Linux Libertine G" style:font-name-complex="Linux Libertine G"/>
    </style:style>
    <style:style style:name="T17" style:family="text">
      <style:text-properties officeooo:rsid="03638a15"/>
    </style:style>
    <style:style style:name="T18" style:family="text">
      <style:text-properties fo:font-size="11pt" fo:font-style="normal" fo:font-weight="normal" style:font-size-asian="11pt" style:font-style-asian="normal" style:font-weight-asian="normal"/>
    </style:style>
    <style:style style:name="T19" style:family="text">
      <style:text-properties fo:font-size="11pt" fo:font-style="normal" fo:font-weight="normal" officeooo:rsid="00b83e9c" style:font-size-asian="11pt" style:font-style-asian="normal" style:font-weight-asian="normal"/>
    </style:style>
    <style:style style:name="T20" style:family="text">
      <style:text-properties style:font-name="Liberation Serif1" officeooo:rsid="004608e5"/>
    </style:style>
    <style:style style:name="T21" style:family="text">
      <style:text-properties style:font-name="Liberation Serif1" style:font-name-asian="Liberation Serif1" style:font-name-complex="Liberation Serif1"/>
    </style:style>
    <style:style style:name="T22" style:family="text">
      <style:text-properties style:font-name="Liberation Serif1" officeooo:rsid="00d18205" style:font-name-asian="Liberation Serif1" style:font-name-complex="Liberation Serif1"/>
    </style:style>
    <style:style style:name="T23" style:family="text">
      <style:text-properties style:font-name="Liberation Serif1" officeooo:rsid="00d18205" style:font-name-asian="Linux Libertine G" style:font-name-complex="Linux Libertine G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9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30" style:family="text">
      <style:text-properties style:font-name="Liberation Serif" fo:font-size="12pt" fo:font-style="normal" fo:font-weight="normal" officeooo:rsid="00bf82b2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fo:font-style="normal" fo:font-weight="normal" officeooo:rsid="00bfed5b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tyle="normal" fo:font-weight="normal" officeooo:rsid="00c12cdc" style:font-style-asian="normal" style:font-weight-asian="normal" style:font-style-complex="normal" style:font-weight-complex="normal"/>
    </style:style>
    <style:style style:name="T33" style:family="text">
      <style:text-properties style:font-name="Liberation Serif" fo:font-style="normal" fo:font-weight="normal" officeooo:rsid="00bfed5b" style:font-style-asian="normal" style:font-weight-asian="normal" style:font-style-complex="normal" style:font-weight-complex="normal"/>
    </style:style>
    <style:style style:name="T34" style:family="text">
      <style:text-properties style:font-name="Liberation Serif" fo:font-style="normal" fo:font-weight="normal" officeooo:rsid="00c4981c" style:font-style-asian="normal" style:font-weight-asian="normal" style:font-style-complex="normal" style:font-weight-complex="normal"/>
    </style:style>
    <style:style style:name="T35" style:family="text">
      <style:text-properties style:font-name="Liberation Serif" officeooo:rsid="004608e5"/>
    </style:style>
    <style:style style:name="T36" style:family="text">
      <style:text-properties style:font-name="Liberation Serif" officeooo:rsid="00cc74c2"/>
    </style:style>
    <style:style style:name="T37" style:family="text">
      <style:text-properties style:font-name="Liberation Serif" officeooo:rsid="00d53b6d"/>
    </style:style>
    <style:style style:name="T38" style:family="text">
      <style:text-properties style:font-name="Liberation Serif" style:font-name-asian="Linux Libertine G" style:font-name-complex="Linux Libertine G"/>
    </style:style>
    <style:style style:name="T39" style:family="text">
      <style:text-properties style:font-name="Liberation Serif" officeooo:rsid="00d617ff"/>
    </style:style>
    <style:style style:name="T40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41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42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43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44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45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style:font-name-asian="Linux Libertine G" style:font-style-asian="normal" style:font-name-complex="Linux Libertine G" style:font-style-complex="normal"/>
    </style:style>
    <style:style style:name="T48" style:family="text">
      <style:text-properties officeooo:rsid="00c7ac43"/>
    </style:style>
    <style:style style:name="T49" style:family="text">
      <style:text-properties officeooo:rsid="00c94aeb"/>
    </style:style>
    <style:style style:name="T50" style:family="text">
      <style:text-properties officeooo:rsid="004566cf"/>
    </style:style>
    <style:style style:name="T51" style:family="text">
      <style:text-properties officeooo:rsid="00cc74c2"/>
    </style:style>
    <style:style style:name="T52" style:family="text">
      <style:text-properties officeooo:rsid="00d18205"/>
    </style:style>
    <style:style style:name="T53" style:family="text">
      <style:text-properties officeooo:rsid="00d7515e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list-style-name="L1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19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6" style:family="graphic" style:list-style-name="L2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1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8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3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0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5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2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7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2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3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40" style:family="graphic" style:list-style-name="L34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3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39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7" style:family="graphic" style:list-style-name="L4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8" style:family="graphic" style:list-style-name="L4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Nom<text:span text:style-name="T9">bre</text:span> del alumn<text:span text:style-name="T9">o</text:span>/a: <text:s text:c="7"/></text:p>
      <text:p text:style-name="P50"><draw:custom-shape text:anchor-type="paragraph" draw:z-index="3" draw:name="Image1" draw:style-name="gr2" draw:text-style-name="P95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94" svg:width="0.948in" svg:height="0.437in" svg:x="4.636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95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9"><text:span text:style-name="T9">C</text:span>ualificació<text:span text:style-name="T9">n</text:span>: <text:s text:c="6"/></text:p>
      <text:p text:style-name="P49"><text:s text:c="70"/></text:p>
      <text:p text:style-name="P50"/>
      <text:p text:style-name="P3"><draw:custom-shape text:anchor-type="paragraph" draw:z-index="0" draw:name="Image4" draw:style-name="gr1" draw:text-style-name="P94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47">T<text:span text:style-name="T9">i</text:span>emp<text:span text:style-name="T9">o</text:span>: <text:span text:style-name="T7">90 min</text:span></text:p>
      <text:p text:style-name="P48">Observacion<text:span text:style-name="T9">e</text:span>s: <text:span text:style-name="T8">Cada número sin unidad resta 1 punto</text:span></text:p>
      <text:p text:style-name="P9"/>
      <text:p text:style-name="P10"><text:tab/></text:p>
      <text:p text:style-name="P17"><text:span text:style-name="T54">Recuperación 2ª evaluación 1º examen</text:span></text:p>
      <text:p text:style-name="P20"/>
      <text:p text:style-name="P20">Ejercicio 1</text:p>
      <text:p text:style-name="P24">Un transformador dispone de un bobinado <text:span text:style-name="T48">primario</text:span> de 100 espiras y de un bobinado <text:span text:style-name="T48">secundario</text:span> de 200 espiras.</text:p>
      <text:p text:style-name="P24">La corriente que se está <text:span text:style-name="T48">obteniendo</text:span> <text:span text:style-name="T48">en el secundario</text:span> del transformador es de 10 A, la tensión <text:span text:style-name="T48">de 50 V. Calcula tensión y corriente en el primario.</text:span></text:p>
      <text:p text:style-name="P17"/>
      <text:p text:style-name="P17"><draw:frame draw:style-name="fr1" draw:name="Object41" text:anchor-type="as-char" svg:y="-0.2693in" svg:width="0.6398in" svg:height="0.4429in" draw:z-index="5"><draw:object xlink:href="./Object 41" xlink:type="simple" xlink:show="embed" xlink:actuate="onLoad"/><draw:image xlink:href="./ObjectReplacements/Object 41" xlink:type="simple" xlink:show="embed" xlink:actuate="onLoad"/></draw:frame><text:span text:style-name="T22">→</text:span><text:span text:style-name="T22"><draw:frame draw:style-name="fr1" draw:name="Object42" text:anchor-type="as-char" svg:y="-0.2693in" svg:width="2.0701in" svg:height="0.4437in" draw:z-index="6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17"/>
      <text:p text:style-name="P39"/>
      <text:p text:style-name="P18"><draw:frame draw:style-name="fr1" draw:name="Object43" text:anchor-type="as-char" svg:y="-0.1484in" svg:width="0.9217in" svg:height="0.2098in" draw:z-index="7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22">→</text:span><text:span text:style-name="T22"><draw:frame draw:style-name="fr1" draw:name="Object44" text:anchor-type="as-char" svg:y="-0.2693in" svg:width="2.222in" svg:height="0.4437in" draw:z-index="8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7"/>
      <text:p text:style-name="P17"/>
      <text:p text:style-name="P17"/>
      <text:p text:style-name="P21">Ejercicio <text:span text:style-name="T48">2</text:span></text:p>
      <text:p text:style-name="P25">En un inductor con<draw:frame draw:style-name="fr1" draw:name="Object16" text:anchor-type="as-char" svg:y="-0.1484in" svg:width="0.5681in" svg:height="0.1846in" draw:z-index="9"><draw:object xlink:href="./Object 15" xlink:type="simple" xlink:show="embed" xlink:actuate="onLoad"/><draw:image xlink:href="./ObjectReplacements/Object 15" xlink:type="simple" xlink:show="embed" xlink:actuate="onLoad"/></draw:frame>, la variación de la intensidad es de <draw:frame draw:style-name="fr1" draw:name="Object17" text:anchor-type="as-char" svg:y="-0.2453in" svg:width="0.7791in" svg:height="0.3945in" draw:z-index="10"><draw:object xlink:href="./Object 16" xlink:type="simple" xlink:show="embed" xlink:actuate="onLoad"/><draw:image xlink:href="./ObjectReplacements/Object 16" xlink:type="simple" xlink:show="embed" xlink:actuate="onLoad"/></draw:frame>.</text:p>
      <text:p text:style-name="P25">Indica la tensión inducida,<text:span text:style-name="T49"> la polaridad en el inductor y la dirección en la que se mueve el selector del potenciómetro en el esquema.</text:span></text:p>
      <text:p text:style-name="P25"/>
      <text:p text:style-name="P25"/>
      <text:p text:style-name="P25"><draw:g text:anchor-type="paragraph" draw:z-index="4" draw:style-name="gr4"><draw:line draw:style-name="gr5" draw:text-style-name="P96" svg:x1="1.9299in" svg:y1="0.4791in" svg:x2="2.6185in" svg:y2="0.4791in"><text:p/></draw:line><draw:line draw:style-name="gr5" draw:text-style-name="P96" svg:x1="2.7768in" svg:y1="0.4701in" svg:x2="3.3287in" svg:y2="0.4701in"><text:p/></draw:line><draw:line draw:style-name="gr5" draw:text-style-name="P96" svg:x1="4.2768in" svg:y1="2.2031in" svg:x2="4.2768in" svg:y2="0.1795in"><text:p/></draw:line><draw:frame draw:style-name="gr6" draw:text-style-name="P98" svg:width="0.4961in" svg:height="0.3559in" svg:x="2.4717in" svg:y="0.0008in"><draw:text-box><text:p text:style-name="P97"><text:span text:style-name="T56">L</text:span></text:p></draw:text-box></draw:frame><draw:line draw:style-name="gr5" draw:text-style-name="P96" svg:x1="3.924in" svg:y1="0.4783in" svg:x2="4.2787in" svg:y2="0.4728in"><text:p/></draw:line><draw:line draw:style-name="gr5" draw:text-style-name="P96" svg:x1="3.0071in" svg:y1="2.2272in" svg:x2="4.2795in" svg:y2="2.2055in"><text:p/></draw:line><draw:line draw:style-name="gr5" draw:text-style-name="P96" svg:x1="1.9299in" svg:y1="2.2181in" svg:x2="2.8618in" svg:y2="2.2055in"><text:p/></draw:line><draw:g draw:style-name="gr7"><draw:g draw:style-name="gr7"><draw:custom-shape draw:style-name="gr8" draw:text-style-name="P96" svg:width="0.1516in" svg:height="0.1516in" svg:x="2.3244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96" svg:x1="2.3268in" svg:y1="0.4701in" svg:x2="2.4724in" svg:y2="0.4701in"><text:p/></draw:line></draw:g><draw:g draw:style-name="gr7"><draw:custom-shape draw:style-name="gr10" draw:text-style-name="P96" svg:width="0.1516in" svg:height="0.1516in" svg:x="2.4823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96" svg:x1="2.4858in" svg:y1="0.4701in" svg:x2="2.6315in" svg:y2="0.4701in"><text:p/></draw:line></draw:g><draw:g draw:style-name="gr7"><draw:custom-shape draw:style-name="gr8" draw:text-style-name="P96" svg:width="0.1516in" svg:height="0.1512in" svg:x="2.639in" svg:y="0.393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96" svg:x1="2.6417in" svg:y1="0.4701in" svg:x2="2.7874in" svg:y2="0.4701in"><text:p/></draw:line></draw:g><draw:g draw:style-name="gr7"><draw:custom-shape draw:style-name="gr10" draw:text-style-name="P96" svg:width="0.1516in" svg:height="0.1516in" svg:x="2.7969in" svg:y="0.395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96" svg:x1="2.8004in" svg:y1="0.4701in" svg:x2="2.9461in" svg:y2="0.4701in"><text:p/></draw:line></draw:g></draw:g><draw:line draw:style-name="gr5" draw:text-style-name="P96" svg:x1="1.9236in" svg:y1="2.2035in" svg:x2="1.9236in" svg:y2="0.4791in"><text:p/></draw:line><draw:frame draw:style-name="gr6" draw:text-style-name="P98" svg:width="0.3307in" svg:height="0.3559in" svg:x="1.5752in" svg:y="1.6543in"><draw:text-box><text:p text:style-name="P97"><text:span text:style-name="T56">I</text:span></text:p></draw:text-box></draw:frame><draw:line draw:style-name="gr11" draw:text-style-name="P99" svg:x1="2.8559in" svg:y1="2.4157in" svg:x2="2.8559in" svg:y2="2.0228in"><text:p/></draw:line><draw:line draw:style-name="gr11" draw:text-style-name="P99" svg:x1="3.015in" svg:y1="2.3173in" svg:x2="3.015in" svg:y2="2.1213in"><text:p/></draw:line><draw:frame draw:style-name="gr12" draw:text-style-name="P100" svg:width="0.1953in" svg:height="0.1835in" svg:x="2.8378in" svg:y="2.4972in"><draw:image xlink:href="Pictures/2000000F000001F3000001D4059CC3F8.svm" xlink:type="simple" xlink:show="embed" xlink:actuate="onLoad"><text:p/></draw:image></draw:frame><draw:polygon draw:style-name="gr11" draw:text-style-name="P99" svg:width="0.5933in" svg:height="0.2004in" svg:x="3.3386in" svg:y="0.3701in" svg:viewBox="0 0 1508 510" draw:points="757,510 0,510 0,0 1508,0 1508,510"><text:p/></draw:polygon><draw:polygon draw:style-name="gr13" draw:text-style-name="P99" svg:width="0.174in" svg:height="0.1598in" svg:x="3.6945in" svg:y="0.25in" svg:viewBox="0 0 443 407" draw:points="443,0 0,172 197,407"><text:p/></draw:polygon><draw:polygon draw:style-name="gr14" draw:text-style-name="P99" svg:width="0.0795in" svg:height="0.1185in" svg:x="3.5709in" svg:y="0.2594in" svg:viewBox="0 0 203 302" draw:points="103,302 203,0 0,0"><text:p/></draw:polygon><draw:polygon draw:style-name="gr13" draw:text-style-name="P99" svg:width="0.0795in" svg:height="0.1185in" svg:x="3.5709in" svg:y="0.2594in" svg:viewBox="0 0 203 302" draw:points="103,302 203,0 0,0"><text:p/></draw:polygon><draw:polygon draw:style-name="gr11" draw:text-style-name="P99" svg:width="0.0795in" svg:height="0.1185in" svg:x="3.5709in" svg:y="0.2594in" svg:viewBox="0 0 203 302" draw:points="103,302 203,0 0,0"><text:p/></draw:polygon><draw:frame draw:style-name="gr12" draw:text-style-name="P100" svg:width="0.337in" svg:height="0.2087in" svg:x="3.1917in" svg:y="0.1346in"><draw:image xlink:href="Pictures/200000160000035800000214114391D2.svm" xlink:type="simple" xlink:show="embed" xlink:actuate="onLoad"><text:p/></draw:image></draw:frame><draw:line draw:style-name="gr5" draw:text-style-name="P96" svg:x1="4.2669in" svg:y1="0.1795in" svg:x2="3.5976in" svg:y2="0.1795in"><text:p/></draw:line><draw:line draw:style-name="gr5" draw:text-style-name="P96" svg:x1="3.5976in" svg:y1="0.1795in" svg:x2="3.5976in" svg:y2="0.2583in"><text:p/></draw:line><draw:line draw:style-name="gr15" draw:text-style-name="P96" svg:x1="1.8268in" svg:y1="2.0299in" svg:x2="1.8268in" svg:y2="1.4394in"><text:p/></draw:line><draw:frame draw:style-name="gr12" draw:text-style-name="P100" svg:width="0.2016in" svg:height="0.1843in" svg:x="3.2323in" svg:y="0.6465in"><draw:image xlink:href="Pictures/2000000F0000020D000001D4C73554CE.svm" xlink:type="simple" xlink:show="embed" xlink:actuate="onLoad"><text:p/></draw:image></draw:frame><draw:frame draw:style-name="gr12" draw:text-style-name="P100" svg:width="0.1878in" svg:height="0.1843in" svg:x="3.8618in" svg:y="0.6465in"><draw:image xlink:href="Pictures/2000000F000001E8000001D48FD40BEB.svm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><draw:frame draw:style-name="fr1" draw:name="Object45" text:anchor-type="as-char" svg:y="-0.2437in" svg:width="1.9366in" svg:height="0.3929in" draw:z-index="11"><draw:object xlink:href="./Object 45" xlink:type="simple" xlink:show="embed" xlink:actuate="onLoad"/><draw:image xlink:href="./ObjectReplacements/Object 45" xlink:type="simple" xlink:show="embed" xlink:actuate="onLoad"/></draw:frame></text:p>
      <text:p text:style-name="P25"/>
      <text:p text:style-name="P83"><text:span text:style-name="T46">La dirección de movimiento del selector es de A a B. aumentando la resistencia en serie con el inductor.</text:span></text:p>
      <text:p text:style-name="P83"/>
      <text:p text:style-name="P83"><draw:g text:anchor-type="paragraph" draw:z-index="12" draw:style-name="gr16"><draw:g draw:style-name="gr7"><draw:line draw:style-name="gr17" draw:text-style-name="P96" svg:x1="1.5354in" svg:y1="0.4791in" svg:x2="2.224in" svg:y2="0.4791in"><text:p/></draw:line><draw:line draw:style-name="gr18" draw:text-style-name="P96" svg:x1="2.3827in" svg:y1="0.4701in" svg:x2="2.9346in" svg:y2="0.4701in"><text:p/></draw:line><draw:line draw:style-name="gr19" draw:text-style-name="P96" svg:x1="3.8827in" svg:y1="2.2031in" svg:x2="3.8827in" svg:y2="0.1795in"><text:p/></draw:line><draw:frame draw:style-name="gr20" draw:text-style-name="P98" svg:width="0.4961in" svg:height="0.3559in" svg:x="2.0776in" svg:y="0.0008in"><draw:text-box><text:p text:style-name="P97"><text:span text:style-name="T56">L</text:span></text:p></draw:text-box></draw:frame><draw:line draw:style-name="gr21" draw:text-style-name="P96" svg:x1="3.5295in" svg:y1="0.4783in" svg:x2="3.8843in" svg:y2="0.4728in"><text:p/></draw:line><draw:line draw:style-name="gr22" draw:text-style-name="P96" svg:x1="2.6126in" svg:y1="2.2272in" svg:x2="3.885in" svg:y2="2.2055in"><text:p/></draw:line><draw:line draw:style-name="gr23" draw:text-style-name="P96" svg:x1="1.5354in" svg:y1="2.2181in" svg:x2="2.4673in" svg:y2="2.2055in"><text:p/></draw:line><draw:g draw:style-name="gr7"><draw:g draw:style-name="gr7"><draw:custom-shape draw:style-name="gr24" draw:text-style-name="P96" svg:width="0.1516in" svg:height="0.1516in" svg:x="1.9303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5" draw:text-style-name="P96" svg:x1="1.9327in" svg:y1="0.4701in" svg:x2="2.0783in" svg:y2="0.4701in"><text:p/></draw:line></draw:g><draw:g draw:style-name="gr7"><draw:custom-shape draw:style-name="gr26" draw:text-style-name="P96" svg:width="0.1516in" svg:height="0.1516in" svg:x="2.0882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7" draw:text-style-name="P96" svg:x1="2.0913in" svg:y1="0.4701in" svg:x2="2.237in" svg:y2="0.4701in"><text:p/></draw:line></draw:g><draw:g draw:style-name="gr7"><draw:custom-shape draw:style-name="gr28" draw:text-style-name="P96" svg:width="0.1516in" svg:height="0.1512in" svg:x="2.2449in" svg:y="0.393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9" draw:text-style-name="P96" svg:x1="2.2472in" svg:y1="0.4701in" svg:x2="2.3929in" svg:y2="0.4701in"><text:p/></draw:line></draw:g><draw:g draw:style-name="gr7"><draw:custom-shape draw:style-name="gr30" draw:text-style-name="P96" svg:width="0.1516in" svg:height="0.1516in" svg:x="2.4028in" svg:y="0.395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31" draw:text-style-name="P96" svg:x1="2.4063in" svg:y1="0.4701in" svg:x2="2.552in" svg:y2="0.4701in"><text:p/></draw:line></draw:g></draw:g><draw:line draw:style-name="gr32" draw:text-style-name="P96" svg:x1="1.5291in" svg:y1="2.2035in" svg:x2="1.5291in" svg:y2="0.4791in"><text:p/></draw:line><draw:frame draw:style-name="gr33" draw:text-style-name="P98" svg:width="0.3307in" svg:height="0.3559in" svg:x="1.1811in" svg:y="1.6543in"><draw:text-box><text:p text:style-name="P97"><text:span text:style-name="T56">I</text:span></text:p></draw:text-box></draw:frame><draw:line draw:style-name="gr34" draw:text-style-name="P99" svg:x1="2.4618in" svg:y1="2.4157in" svg:x2="2.4618in" svg:y2="2.0228in"><text:p/></draw:line><draw:line draw:style-name="gr35" draw:text-style-name="P99" svg:x1="2.6209in" svg:y1="2.3173in" svg:x2="2.6209in" svg:y2="2.1213in"><text:p/></draw:line><draw:frame draw:style-name="gr36" draw:text-style-name="P101" svg:width="0.1953in" svg:height="0.1835in" svg:x="2.4437in" svg:y="2.4972in"><draw:image xlink:href="Pictures/2000000F000001F3000001D4059CC3F8.svm" xlink:type="simple" xlink:show="embed" xlink:actuate="onLoad"><text:p/></draw:image></draw:frame><draw:polygon draw:style-name="gr37" draw:text-style-name="P99" svg:width="0.5933in" svg:height="0.2004in" svg:x="2.9445in" svg:y="0.3701in" svg:viewBox="0 0 1508 510" draw:points="757,510 0,510 0,0 1508,0 1508,510"><text:p/></draw:polygon><draw:polygon draw:style-name="gr38" draw:text-style-name="P99" svg:width="0.174in" svg:height="0.1598in" svg:x="3.3in" svg:y="0.25in" svg:viewBox="0 0 443 407" draw:points="443,0 0,172 197,407"><text:p/></draw:polygon><draw:polygon draw:style-name="gr39" draw:text-style-name="P99" svg:width="0.0795in" svg:height="0.1185in" svg:x="3.1764in" svg:y="0.2594in" svg:viewBox="0 0 203 302" draw:points="103,302 203,0 0,0"><text:p/></draw:polygon><draw:polygon draw:style-name="gr40" draw:text-style-name="P99" svg:width="0.0795in" svg:height="0.1185in" svg:x="3.1764in" svg:y="0.2594in" svg:viewBox="0 0 203 302" draw:points="103,302 203,0 0,0"><text:p/></draw:polygon><draw:polygon draw:style-name="gr41" draw:text-style-name="P99" svg:width="0.0795in" svg:height="0.1185in" svg:x="3.1764in" svg:y="0.2594in" svg:viewBox="0 0 203 302" draw:points="103,302 203,0 0,0"><text:p/></draw:polygon><draw:frame draw:style-name="gr42" draw:text-style-name="P101" svg:width="0.337in" svg:height="0.2087in" svg:x="2.7976in" svg:y="0.1346in"><draw:image xlink:href="Pictures/200000160000035800000214114391D2.svm" xlink:type="simple" xlink:show="embed" xlink:actuate="onLoad"><text:p/></draw:image></draw:frame><draw:line draw:style-name="gr43" draw:text-style-name="P96" svg:x1="3.8724in" svg:y1="0.1795in" svg:x2="3.2031in" svg:y2="0.1795in"><text:p/></draw:line><draw:line draw:style-name="gr44" draw:text-style-name="P96" svg:x1="3.2031in" svg:y1="0.1795in" svg:x2="3.2031in" svg:y2="0.2583in"><text:p/></draw:line><draw:line draw:style-name="gr45" draw:text-style-name="P96" svg:x1="1.4327in" svg:y1="2.0299in" svg:x2="1.4327in" svg:y2="1.4394in"><text:p/></draw:line><draw:frame draw:style-name="gr46" draw:text-style-name="P101" svg:width="0.2016in" svg:height="0.1843in" svg:x="2.8382in" svg:y="0.6465in"><draw:image xlink:href="Pictures/2000000F0000020D000001D4C73554CE.svm" xlink:type="simple" xlink:show="embed" xlink:actuate="onLoad"><text:p/></draw:image></draw:frame><draw:frame draw:style-name="gr47" draw:text-style-name="P101" svg:width="0.1878in" svg:height="0.1843in" svg:x="3.4677in" svg:y="0.6465in"><draw:image xlink:href="Pictures/2000000F000001E8000001D48FD40BEB.svm" xlink:type="simple" xlink:show="embed" xlink:actuate="onLoad"><text:p/></draw:image></draw:frame></draw:g><draw:frame draw:style-name="gr48" draw:text-style-name="P102" svg:width="0.276in" svg:height="0.324in" svg:x="2.213in" svg:y="2.1906in"><draw:text-box><text:p text:style-name="P97"><text:span text:style-name="T57">+</text:span></text:p></draw:text-box></draw:frame><draw:frame draw:style-name="gr49" draw:text-style-name="P102" svg:width="0.276in" svg:height="0.324in" svg:x="2.6067in" svg:y="2.1906in"><draw:text-box><text:p text:style-name="P97"><text:span text:style-name="T57">-</text:span></text:p></draw:text-box></draw:frame><draw:frame draw:style-name="gr50" draw:text-style-name="P102" svg:width="0.276in" svg:height="0.324in" svg:x="2.4886in" svg:y="0.1819in"><draw:text-box><text:p text:style-name="P97"><text:span text:style-name="T57">+</text:span></text:p></draw:text-box></draw:frame><draw:frame draw:style-name="gr51" draw:text-style-name="P102" svg:width="0.276in" svg:height="0.324in" svg:x="1.7012in" svg:y="0.1819in"><draw:text-box><text:p text:style-name="P97"><text:span text:style-name="T57">-</text:span></text:p></draw:text-box></draw:frame></draw:g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<text:span text:style-name="T46">La intensidad está disminuyendo (pendiente </text:span><text:span text:style-name="T46"><draw:frame draw:style-name="fr2" draw:name="Object1" text:anchor-type="as-char" svg:y="-0.2437in" svg:width="0.2563in" svg:height="0.3929in" draw:z-index="13"><draw:object xlink:href="./Object 1" xlink:type="simple" xlink:show="embed" xlink:actuate="onLoad"/><draw:image xlink:href="./ObjectReplacements/Object 1" xlink:type="simple" xlink:show="embed" xlink:actuate="onLoad"/></draw:frame></text:span><text:span text:style-name="T46">&lt; 0) </text:span><text:span text:style-name="T55">→</text:span><text:span text:style-name="T47">el inductor actúa como un generador </text:span><text:span text:style-name="T55">→el lado por el que recibe la intensidad es el negati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solució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1</text:page-number> 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3T13:37:27.725500686</dc:date>
    <meta:editing-duration>PT11H57M30S</meta:editing-duration>
    <meta:editing-cycles>99</meta:editing-cycles>
    <meta:document-statistic meta:table-count="1" meta:image-count="0" meta:object-count="8" meta:page-count="2" meta:paragraph-count="24" meta:word-count="167" meta:character-count="1060" meta:non-whitespace-character-count="816"/>
  </office:meta>
</office:document-meta>
</file>

<file path=Object 1/content.xml><?xml version="1.0" encoding="utf-8"?>
<math xmlns="http://www.w3.org/1998/Math/MathML" display="block">
  <semantics>
    <mfrac>
      <mi mathvariant="italic">di</mi>
      <mi mathvariant="italic">dt</mi>
    </mfrac>
    <annotation encoding="StarMath 5.0">di over dt </annotation>
  </semantics>
</math>
</file>

<file path=Object 15/content.xml><?xml version="1.0" encoding="utf-8"?>
<math xmlns="http://www.w3.org/1998/Math/MathML" display="block">
  <semantics>
    <mrow>
      <mrow>
        <mi>L</mi>
        <mo stretchy="false">=</mo>
        <mn>1</mn>
      </mrow>
      <mi>H</mi>
    </mrow>
    <annotation encoding="StarMath 5.0">L = 1 H</annotation>
  </semantics>
</math>
</file>

<file path=Object 16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row>
        <mo stretchy="false">−</mo>
        <mrow>
          <mn>2</mn>
          <mfrac>
            <mi>A</mi>
            <mi>s</mi>
          </mfrac>
        </mrow>
      </mrow>
    </mrow>
    <annotation encoding="StarMath 5.0">di over dt = -{2 {A over s}}</annotation>
  </semantics>
</math>
</file>

<file path=Object 41/content.xml><?xml version="1.0" encoding="utf-8"?>
<math xmlns="http://www.w3.org/1998/Math/MathML" display="block">
  <semantics>
    <mrow>
      <mfrac>
        <msub>
          <mi>E</mi>
          <mn>1</mn>
        </msub>
        <msub>
          <mi>E</mi>
          <mn>2</mn>
        </msub>
      </mfrac>
      <mo stretchy="false">=</mo>
      <mfrac>
        <msub>
          <mi>N</mi>
          <mn>1</mn>
        </msub>
        <msub>
          <mi>N</mi>
          <mn>2</mn>
        </msub>
      </mfrac>
    </mrow>
    <annotation encoding="StarMath 5.0">E rsub 1 over E rsub 2 = N rsub 1 over N rsub 2</annotation>
  </semantics>
</math>
</file>

<file path=Object 4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sub>
            <mi>E</mi>
            <mn>2</mn>
          </msub>
          <mo stretchy="false">⋅</mo>
          <mfrac>
            <msub>
              <mi>N</mi>
              <mn>1</mn>
            </msub>
            <msub>
              <mi>N</mi>
              <mn>2</mn>
            </msub>
          </mfrac>
        </mrow>
        <mo stretchy="false">=</mo>
        <mn>50</mn>
      </mrow>
      <mrow>
        <mrow>
          <mi>V</mi>
          <mo stretchy="false">⋅</mo>
          <mfrac>
            <mn>100</mn>
            <mn>200</mn>
          </mfrac>
        </mrow>
        <mo stretchy="false">=</mo>
        <mn>25</mn>
      </mrow>
      <mi>V</mi>
    </mrow>
    <annotation encoding="StarMath 5.0">E rsub 1 = E rsub 2 cdot {N rsub 1 over N rsub 2} = 50 V cdot { 100 over 200 } = 25 V</annotation>
  </semantics>
</math>
</file>

<file path=Object 43/content.xml><?xml version="1.0" encoding="utf-8"?>
<math xmlns="http://www.w3.org/1998/Math/MathML" display="block">
  <semantics>
    <mrow>
      <mrow>
        <msub>
          <mi>E</mi>
          <mn>1</mn>
        </msub>
        <mo stretchy="false">⋅</mo>
        <msub>
          <mi>I</mi>
          <mn>1</mn>
        </msub>
      </mrow>
      <mo stretchy="false">=</mo>
      <mrow>
        <msub>
          <mi>E</mi>
          <mn>2</mn>
        </msub>
        <mo stretchy="false">⋅</mo>
        <msub>
          <mi>I</mi>
          <mn>2</mn>
        </msub>
      </mrow>
    </mrow>
    <annotation encoding="StarMath 5.0">E rsub 1 cdot I rsub 1 = E rsub 2 cdot I rsub 2</annotation>
  </semantics>
</math>
</file>

<file path=Object 44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row>
            <msub>
              <mi>E</mi>
              <mn>2</mn>
            </msub>
            <mo stretchy="false">⋅</mo>
            <msub>
              <mi>I</mi>
              <mn>2</mn>
            </msub>
          </mrow>
          <msub>
            <mi>E</mi>
            <mn>1</mn>
          </msub>
        </mfrac>
        <mo stretchy="false">=</mo>
        <mn>50</mn>
      </mrow>
      <mrow>
        <mi>V</mi>
        <mo stretchy="false">⋅</mo>
        <mn>10</mn>
      </mrow>
      <mrow>
        <mfrac>
          <mi>A</mi>
          <mrow>
            <mn>25</mn>
            <mi>V</mi>
          </mrow>
        </mfrac>
        <mo stretchy="false">=</mo>
        <mn>20</mn>
      </mrow>
      <mi>A</mi>
    </mrow>
    <annotation encoding="StarMath 5.0"> I rsub 1 = E rsub 2 cdot I rsub 2 over {E rsub 1} = 50 V cdot 10 A over { 25 V } = 20 A</annotation>
  </semantics>
</math>
</file>

<file path=Object 45/content.xml><?xml version="1.0" encoding="utf-8"?>
<math xmlns="http://www.w3.org/1998/Math/MathML" display="block">
  <semantics>
    <mrow>
      <mrow>
        <mi>e</mi>
        <mo stretchy="false">=</mo>
        <mfrac>
          <mrow>
            <mi>L</mi>
            <mo stretchy="false">⋅</mo>
            <mi mathvariant="italic">di</mi>
          </mrow>
          <mi mathvariant="italic">dt</mi>
        </mfrac>
        <mo stretchy="false">=</mo>
        <mn>1</mn>
      </mrow>
      <mrow>
        <mi>H</mi>
        <mo stretchy="false">⋅</mo>
        <mrow>
          <mo stretchy="false">−</mo>
          <mn>2</mn>
        </mrow>
      </mrow>
      <mrow>
        <mfrac>
          <mi>A</mi>
          <mi>s</mi>
        </mfrac>
        <mo stretchy="false">=</mo>
        <mrow>
          <mo stretchy="false">−</mo>
          <mn>2</mn>
        </mrow>
      </mrow>
      <mi>V</mi>
    </mrow>
    <annotation encoding="StarMath 5.0">e = L cdot di over dt = 1 H cdot -2 {A over s} = -2 V</annotation>
  </semantics>
</math>
</file>